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6.6862in"/>
    </style:style>
    <style:style style:name="co4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06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6633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color="#6633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008in solid #000000"/>
      <style:paragraph-properties fo:text-align="center" fo:margin-left="0in"/>
      <style:text-properties fo:color="#ffcc99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cc99" style:text-align-source="fix" style:repeat-content="false" fo:border="0.0008in solid #000000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cc6633" fo:border="0.0008in solid #000000"/>
      <style:text-properties fo:color="#ffcc99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cc99" fo:border="0.0008in solid #000000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2">
          <table:table-cell table:style-name="ce1" office:value-type="string" table:number-columns-spanned="4" table:number-rows-spanned="1">
            <text:p>Análise Sistema Memória Virtua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ce2" office:value-type="string" table:number-columns-spanned="4" table:number-rows-spanned="1">
            <text:p>Problema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Default" table:number-columns-repeated="4"/>
        </table:table-row>
        <table:table-row table:style-name="ro5">
          <table:table-cell table:style-name="ce3" office:value-type="string">
            <text:p>Cód.</text:p>
          </table:table-cell>
          <table:table-cell table:style-name="ce5" office:value-type="string">
            <text:p>Descri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Esforço Est.</text:p>
          </table:table-cell>
        </table:table-row>
        <table:table-row table:style-name="ro3">
          <table:table-cell office:value-type="string">
            <text:p>:01</text:p>
          </table:table-cell>
          <table:table-cell office:value-type="string">
            <text:p>Validação de Campos Obrigatórios. QUAIS CAMPOS?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02</text:p>
          </table:table-cell>
          <table:table-cell office:value-type="string">
            <text:p>Dividir o campo “Endereço” em partes no cadastro de usuários</text:p>
          </table:table-cell>
          <table:table-cell office:value-type="float" office:value="4">
            <text:p>4</text:p>
          </table:table-cell>
          <table:table-cell office:value-type="string">
            <text:p>Alto</text:p>
          </table:table-cell>
        </table:table-row>
        <table:table-row table:style-name="ro3">
          <table:table-cell office:value-type="string">
            <text:p>:03</text:p>
          </table:table-cell>
          <table:table-cell office:value-type="string">
            <text:p>Data de cadastro do usuário deve ser um campo preenchido automaticamente pelo sistema</text:p>
          </table:table-cell>
          <table:table-cell office:value-type="float" office:value="3">
            <text:p>3</text:p>
          </table:table-cell>
          <table:table-cell office:value-type="string">
            <text:p>Alto</text:p>
          </table:table-cell>
        </table:table-row>
        <table:table-row table:style-name="ro3">
          <table:table-cell office:value-type="string">
            <text:p>:04</text:p>
          </table:table-cell>
          <table:table-cell office:value-type="string">
            <text:p>ID do usuário deve ser auto-gerado POR QUE?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05</text:p>
          </table:table-cell>
          <table:table-cell office:value-type="string">
            <text:p>Tipo do bem patrimonial: Deve ser uma drop-list</text:p>
          </table:table-cell>
          <table:table-cell office:value-type="float" office:value="4">
            <text:p>4</text:p>
          </table:table-cell>
          <table:table-cell office:value-type="string">
            <text:p>Alto</text:p>
          </table:table-cell>
        </table:table-row>
        <table:table-row table:style-name="ro3">
          <table:table-cell office:value-type="string">
            <text:p>:06</text:p>
          </table:table-cell>
          <table:table-cell office:value-type="string">
            <text:p>Upload de arquivos em 'Áudio Visual' e 'Documento de Aquisição'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</table:table-row>
        <table:table-row table:style-name="ro3">
          <table:table-cell office:value-type="string">
            <text:p>:07</text:p>
          </table:table-cell>
          <table:table-cell office:value-type="string">
            <text:p>Cadastro de Descritor não funciona. O QUE NÃO FUNCIONA?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08</text:p>
          </table:table-cell>
          <table:table-cell office:value-type="string">
            <text:p>Fonte de informação: Não é possível criar uma nova fonte. POR QUE?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09</text:p>
          </table:table-cell>
          <table:table-cell office:value-type="string">
            <text:p>Adicionar pesquisa' não funciona em bem patrimonial O QUE ACONTECE?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10</text:p>
          </table:table-cell>
          <table:table-cell office:value-type="string">
            <text:p>Não é possível cadastrar mais de um usuário: Violação da restrição 'user_login_key'</text:p>
          </table:table-cell>
          <table:table-cell office:value-type="float" office:value="1">
            <text:p>1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1</text:p>
          </table:table-cell>
          <table:table-cell office:value-type="string">
            <text:p>Não é possível editar/excluir o bem patrimonial Teste.</text:p>
          </table:table-cell>
          <table:table-cell office:value-type="float" office:value="1">
            <text:p>1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2</text:p>
          </table:table-cell>
          <table:table-cell office:value-type="string">
            <text:p>Ao cadastrar uma Intervenção e trocar de página, são inseridos 3 registros!</text:p>
          </table:table-cell>
          <table:table-cell office:value-type="float" office:value="1">
            <text:p>1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3</text:p>
          </table:table-cell>
          <table:table-cell office:value-type="string">
            <text:p>Condições de uso não ABRE (Erro no Select)</text:p>
          </table:table-cell>
          <table:table-cell office:value-type="float" office:value="1">
            <text:p>1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4</text:p>
          </table:table-cell>
          <table:table-cell office:value-type="string">
            <text:p>Botão salvar sobrando em algumas páginas COMO ASSIM “SOBRANDO”?</text:p>
          </table:table-cell>
          <table:table-cell office:value-type="float" office:value="5">
            <text:p>5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:15</text:p>
          </table:table-cell>
          <table:table-cell office:value-type="string">
            <text:p>Na aba de INTERVENCAO, a tarefa de editar não funciona. (Cria uma nova ao invés de editar)</text:p>
          </table:table-cell>
          <table:table-cell office:value-type="float" office:value="2">
            <text:p>2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6</text:p>
          </table:table-cell>
          <table:table-cell office:value-type="string">
            <text:p>Não é carregada a lista de descritores na aba de “Assunto e Descritores”</text:p>
          </table:table-cell>
          <table:table-cell office:value-type="float" office:value="1">
            <text:p>1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17</text:p>
          </table:table-cell>
          <table:table-cell office:value-type="string">
            <text:p>Login não funciona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</table:table-row>
        <table:table-row table:style-name="ro3">
          <table:table-cell office:value-type="string">
            <text:p>:18</text:p>
          </table:table-cell>
          <table:table-cell office:value-type="string">
            <text:p>Não é criado uma sessão de usuário.</text:p>
          </table:table-cell>
          <table:table-cell office:value-type="float" office:value="1">
            <text:p>1</text:p>
          </table:table-cell>
          <table:table-cell office:value-type="string">
            <text:p>Baixo</text:p>
          </table:table-cell>
        </table:table-row>
        <table:table-row table:style-name="ro3">
          <table:table-cell office:value-type="string">
            <text:p>:19</text:p>
          </table:table-cell>
          <table:table-cell office:value-type="string">
            <text:p>Links do rodapé não funcionam</text:p>
          </table:table-cell>
          <table:table-cell office:value-type="float" office:value="5">
            <text:p>5</text:p>
          </table:table-cell>
          <table:table-cell office:value-type="string">
            <text:p>Baixo</text:p>
          </table:table-cell>
        </table:table-row>
        <table:table-row table:style-name="ro3">
          <table:table-cell office:value-type="string">
            <text:p>:20</text:p>
          </table:table-cell>
          <table:table-cell office:value-type="string">
            <text:p>Arrumar Link do Banner (Memória Virtual)</text:p>
          </table:table-cell>
          <table:table-cell office:value-type="float" office:value="5">
            <text:p>5</text:p>
          </table:table-cell>
          <table:table-cell office:value-type="string">
            <text:p>Baixo</text:p>
          </table:table-cell>
        </table:table-row>
        <table:table-row table:style-name="ro3">
          <table:table-cell office:value-type="string">
            <text:p>:21</text:p>
          </table:table-cell>
          <table:table-cell office:value-type="string">
            <text:p>Editar usuário nem sempre funciona... (java.util.HashMap$HashIterator.nextEntry)</text:p>
          </table:table-cell>
          <table:table-cell office:value-type="float" office:value="3">
            <text:p>3</text:p>
          </table:table-cell>
          <table:table-cell office:value-type="string">
            <text:p>Médio</text:p>
          </table:table-cell>
        </table:table-row>
        <table:table-row table:style-name="ro3">
          <table:table-cell office:value-type="string">
            <text:p>:22</text:p>
          </table:table-cell>
          <table:table-cell table:number-columns-repeated="3"/>
        </table:table-row>
        <table:table-row table:style-name="ro3">
          <table:table-cell office:value-type="string">
            <text:p>:23</text:p>
          </table:table-cell>
          <table:table-cell table:number-columns-repeated="3"/>
        </table:table-row>
        <table:table-row table:style-name="ro3">
          <table:table-cell office:value-type="string">
            <text:p>:24</text:p>
          </table:table-cell>
          <table:table-cell table:number-columns-repeated="3"/>
        </table:table-row>
        <table:table-row table:style-name="ro3">
          <table:table-cell office:value-type="string">
            <text:p>:25</text:p>
          </table:table-cell>
          <table:table-cell table:number-columns-repeated="3"/>
        </table:table-row>
        <table:table-row table:style-name="ro3">
          <table:table-cell office:value-type="string">
            <text:p>:26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09:4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 </meta:initial-creator>
    <meta:creation-date>2010-08-23T13:59:28.61</meta:creation-date>
    <dc:date>2010-08-31T09:47:17</dc:date>
    <dc:creator>Thiago Bianchi</dc:creator>
    <meta:editing-duration>PT01H13M04S</meta:editing-duration>
    <meta:editing-cycles>9</meta:editing-cycles>
    <meta:generator>OpenOffice.org/3.2$Linux OpenOffice.org_project/320m12$Build-9483</meta:generator>
    <meta:document-statistic meta:table-count="3" meta:cell-count="95" meta:object-count="0"/>
  </office:meta>
</office:document-meta>
</file>